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QOMNode.AbstractQOMNode( NamePath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QOMNode.getJCRPath( Path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QOMNode.getJCRName( Name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